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1" fo:font-weight="bold" officeooo:rsid="000c0a77" officeooo:paragraph-rsid="001d2486" style:font-weight-asian="bold" style:font-weight-complex="bold"/>
    </style:style>
    <style:style style:name="P2" style:family="paragraph" style:parent-style-name="Standard">
      <style:paragraph-properties fo:text-align="start" style:justify-single-word="false"/>
      <style:text-properties style:font-name="Liberation Sans1" fo:font-weight="bold" officeooo:rsid="000c0a77" officeooo:paragraph-rsid="001d2486" style:font-weight-asian="bold" style:font-weight-complex="bold"/>
    </style:style>
    <style:style style:name="P3" style:family="paragraph" style:parent-style-name="Standard">
      <style:paragraph-properties fo:text-align="start" style:justify-single-word="false"/>
      <style:text-properties style:font-name="Liberation Sans1" fo:font-weight="bold" officeooo:rsid="001d2486" officeooo:paragraph-rsid="001d2486" style:font-weight-asian="bold" style:font-weight-complex="bold"/>
    </style:style>
    <style:style style:name="P4" style:family="paragraph" style:parent-style-name="Standard">
      <style:paragraph-properties fo:text-align="justify" style:justify-single-word="false"/>
      <style:text-properties style:font-name="Liberation Sans1" fo:font-weight="bold" officeooo:rsid="001d2486" officeooo:paragraph-rsid="001d2486" style:font-weight-asian="bold" style:font-weight-complex="bold"/>
    </style:style>
    <style:style style:name="P5" style:family="paragraph" style:parent-style-name="Standard">
      <style:paragraph-properties fo:text-align="center" style:justify-single-word="false"/>
      <style:text-properties style:font-name="Liberation Sans1" fo:font-size="16pt" fo:font-weight="bold" officeooo:rsid="000c0a77" officeooo:paragraph-rsid="001d2486"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ans1" fo:font-size="10pt" fo:font-weight="bold" officeooo:rsid="000c0a77" officeooo:paragraph-rsid="001d2486"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Liberation Sans1" officeooo:rsid="000c0a77" officeooo:paragraph-rsid="001d2486"/>
    </style:style>
    <style:style style:name="P8" style:family="paragraph" style:parent-style-name="Standard">
      <style:paragraph-properties fo:text-align="justify" style:justify-single-word="false"/>
      <style:text-properties style:font-name="Liberation Sans1" fo:font-weight="normal" officeooo:rsid="002114c7" officeooo:paragraph-rsid="002114c7" style:font-weight-asian="normal" style:font-weight-complex="normal"/>
    </style:style>
    <style:style style:name="P9" style:family="paragraph" style:parent-style-name="Standard">
      <style:paragraph-properties fo:text-align="justify" style:justify-single-word="false"/>
      <style:text-properties style:font-name="Liberation Sans1" fo:font-weight="normal" officeooo:rsid="00241893" officeooo:paragraph-rsid="00241893" style:font-weight-asian="normal" style:font-weight-complex="normal"/>
    </style:style>
    <style:style style:name="P10" style:family="paragraph" style:parent-style-name="Standard">
      <style:paragraph-properties fo:text-align="start" style:justify-single-word="false"/>
      <style:text-properties style:font-name="Liberation Sans1" fo:font-weight="bold" officeooo:rsid="001d2486" officeooo:paragraph-rsid="001d2486" style:font-weight-asian="bold" style:font-weight-complex="bold"/>
    </style:style>
    <style:style style:name="P11" style:family="paragraph" style:parent-style-name="Standard">
      <style:paragraph-properties fo:text-align="start" style:justify-single-word="false"/>
      <style:text-properties style:font-name="Liberation Sans1" fo:font-weight="bold" officeooo:rsid="002a0c00" officeooo:paragraph-rsid="002a0c00" style:font-weight-asian="bold" style:font-weight-complex="bold"/>
    </style:style>
    <style:style style:name="P12" style:family="paragraph" style:parent-style-name="Standard">
      <style:paragraph-properties fo:text-align="start" style:justify-single-word="false"/>
      <style:text-properties style:font-name="Liberation Sans1" fo:font-weight="normal" officeooo:rsid="00261dd5" officeooo:paragraph-rsid="00261dd5" style:font-weight-asian="normal" style:font-weight-complex="normal"/>
    </style:style>
    <style:style style:name="P13" style:family="paragraph" style:parent-style-name="Standard">
      <style:paragraph-properties fo:text-align="start" style:justify-single-word="false"/>
      <style:text-properties style:font-name="Liberation Sans1" fo:font-weight="normal" officeooo:rsid="00276cb8" officeooo:paragraph-rsid="00276cb8" style:font-weight-asian="normal" style:font-weight-complex="normal"/>
    </style:style>
    <style:style style:name="P14" style:family="paragraph" style:parent-style-name="Header">
      <style:text-properties officeooo:rsid="0025ce5c" officeooo:paragraph-rsid="0025ce5c"/>
    </style:style>
    <style:style style:name="T1" style:family="text">
      <style:text-properties officeooo:rsid="001d2486"/>
    </style:style>
    <style:style style:name="T2" style:family="text">
      <style:text-properties officeooo:rsid="00229176"/>
    </style:style>
    <style:style style:name="T3" style:family="text">
      <style:text-properties officeooo:rsid="0024b033"/>
    </style:style>
    <style:style style:name="T4" style:family="text">
      <style:text-properties style:font-name="Liberation Sans1" fo:font-size="10pt" style:font-size-asian="10pt" style:font-size-complex="10pt"/>
    </style:style>
    <style:style style:name="T5" style:family="text">
      <style:text-properties officeooo:rsid="00276cb8"/>
    </style:style>
    <style:style style:name="T6" style:family="text">
      <style:text-properties officeooo:rsid="00284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bajo Practico</text:p>
      <text:p text:style-name="P5">TP 1 – <text:span text:style-name="T1">Introduccion al Maquetado con HTML</text:span></text:p>
      <text:p text:style-name="P6">Fecha de Entrega: <text:span text:style-name="T1">25</text:span>/0<text:span text:style-name="T1">3</text:span>/201<text:span text:style-name="T1">9</text:span></text:p>
      <text:p text:style-name="P7"/>
      <text:p text:style-name="P7">Viola Facundo, Legajo: 133176</text:p>
      <text:p text:style-name="P7"><text:a xlink:type="simple" xlink:href="mailto:facuviola73@gmail.com" text:style-name="Internet_20_link" text:visited-style-name="Visited_20_Internet_20_Link">facuviola73@gmail.com</text:a></text:p>
      <text:p text:style-name="P7"/>
      <text:p text:style-name="P2"/>
      <text:p text:style-name="P3">1. ¿Qué es un lenguaje de marcado? ¿Cuál es su utilidad? ¿Qué es un tag? ¿Qué es un atributo?</text:p>
      <text:p text:style-name="P3"/>
      <text:p text:style-name="P8">Un lenguaje de marcado es una forma de codificar un documento incorpoando etiquetas o marcas las cuales proveen informacion sobre la extructura del texto o su presentacion. </text:p>
      <text:p text:style-name="P8">Se utilizan para definir la extructura de un texto. <text:span text:style-name="T2">Los tag indican como se visualizaran los elementos y como actuaran los elementos destinados a no ser visibles y como tendran relacion con otros documentos. Los atributos aportan informacion especifica sobre los tags.</text:span></text:p>
      <text:p text:style-name="P3"/>
      <text:p text:style-name="P3">2. ¿Cuál es la utilidad de HTML? ¿Qué conjunto mínimo de tags debe contener un documento elaborado en este lenguaje? Describa brevemente su utilidad.</text:p>
      <text:p text:style-name="P3"/>
      <text:p text:style-name="P9">HTML(HyperText Markup Languaje) es un elemento basico para la construccion de paginas web, se utiliza para crearlas y representarlas visualmente. Determina el contenido de una pagina, pero no su funcionalidad.</text:p>
      <text:p text:style-name="P9">Un documento basico elaborado con HTML contiene los sigientes tags: </text:p>
      <text:p text:style-name="P9"><text:span text:style-name="T3">-</text:span>&lt;html&gt; Encierra todo el contenido de la pagina entera.</text:p>
      <text:p text:style-name="P9"><text:span text:style-name="T3">-</text:span>&lt;head&gt; <text:span text:style-name="T3">Este elemento contiene todo aquello que queremos incluir en la pagina y no sera <text:tab/>contenido visible para los visitantes de la misma.</text:span></text:p>
      <text:p text:style-name="P9"><text:span text:style-name="T3">-</text:span>&lt;body&gt; <text:span text:style-name="T3">Encierra todo el contenido que se desea mostrar a los usuarios de la pagina web.</text:span></text:p>
      <text:p text:style-name="P9"><text:span text:style-name="T3">-</text:span>&lt;meta&gt; <text:span text:style-name="T3">Establece el juego de caracteres que utilizara el documento.</text:span></text:p>
      <text:p text:style-name="P9"><text:span text:style-name="T3">-</text:span>&lt;tittle&gt; <text:span text:style-name="T3">Establece el titulo de la pagina, el cual aoarece en la pestaña del navegador.</text:span></text:p>
      <text:p text:style-name="P4"/>
      <text:p text:style-name="P3">3. ¿Cuál es la utilidad e importancia de los enlaces o links entre páginas? ¿Qué significa hipertexto? ¿Un link solo puede apuntar a otra página? ¿Qué importancia tiene esto último?</text:p>
      <text:p text:style-name="P3"/>
      <text:p text:style-name="P12">Los links se encuentran en la mayoria de las paginas y ayudan a los usuarios a moverse entre las paginas web, un link puede ser texto o cualquier otro elemento HTML. No todos los links apuntan a otra pagina, existen los links locales que apuntan al sitio mismo, este tipo de enlaces ayudan a conectar los distintos documentos que componen una pagina web. <text:span text:style-name="T5">El hipertexto es un sistema que permite enlazar varios fragmentos de texto entre si permitiendo al usuario acceder a ellos a travez de los items que los relacionan, en lugar de hacerlo de forma secuencial.</text:span></text:p>
      <text:p text:style-name="P3"/>
      <text:p text:style-name="P3">4. ¿Qué es el Rendering Engine de un Browser? ¿Cuál es el que utiliza cada uno de los 5 browsers más conocidos (Chrome, Firefox, Safari, IE-Edge, Opera)? ¿Cuál es la importancia de conocer cada uno de ellos en la construcción de un sitio?</text:p>
      <text:p text:style-name="P3"/>
      <text:p text:style-name="P13"><text:soft-page-break/>El Rendering Engine es un software que utilizan los navegadores para mostrar las paginas web escritas en lenguaje de marcas. Sin este software las paginas web solo serian mostradas en forma de texto con tags. Es decir toma el contenido marcado y muestra el contenido ya formateado en pantalla. <text:span text:style-name="T6">Es importante conocerlos ya que algunos engines pueden interpretar de forma diferente los tags.</text:span></text:p>
      <text:p text:style-name="P13"/>
      <text:p text:style-name="P13">Google Chrome: Webkit/Blink</text:p>
      <text:p text:style-name="P13">Firefox: Gecko</text:p>
      <text:p text:style-name="P13">Safari: Webkit</text:p>
      <text:p text:style-name="P13">IE-Edge: Trident/Blink</text:p>
      <text:p text:style-name="P13">Opera: Presto/Blink</text:p>
      <text:p text:style-name="P13"/>
      <text:p text:style-name="P11">5. Dibujar el Wireframe correspondiente a la página principal de lujan.gob.ar y en función a este desarrollar el código HTML5 correspondiente. Nota: Realizar una captura en imagen del sitio a fin de poder corregir contrastando con lo que muestra el sitio ese día ya que puede variar.</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5ce5c" officeooo:paragraph-rsid="0025ce5c"/>
    </style:style>
    <style:style style:name="MT1" style:family="text">
      <style:text-properties style:font-name="Liberation Sans1"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Programación en Ambiente Web</text:span></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21:31:55.964237758</meta:creation-date>
    <dc:date>2019-03-16T14:46:44.896024263</dc:date>
    <meta:editing-duration>PT23M4S</meta:editing-duration>
    <meta:editing-cycles>4</meta:editing-cycles>
    <meta:generator>LibreOffice/5.2.7.2$Linux_X86_64 LibreOffice_project/20m0$Build-2</meta:generator>
    <meta:document-statistic meta:table-count="0" meta:image-count="0" meta:object-count="0" meta:page-count="2" meta:paragraph-count="28" meta:word-count="540" meta:character-count="3311" meta:non-whitespace-character-count="2793"/>
  </office:meta>
</office:document-meta>
</file>